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ta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office:value-type="string" calcext:value-type="string">
            <text:p>Número de identificação</text:p>
          </table:table-cell>
          <table:table-cell office:value-type="string" calcext:value-type="string">
            <text:p>Instituiçã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Endereço de email</text:p>
          </table:table-cell>
          <table:table-cell office:value-type="string" calcext:value-type="string">
            <text:p>Tarefa: Atividade 01 - Infográfico Informacional (INDIVIDUAL) (Real)</text:p>
          </table:table-cell>
          <table:table-cell office:value-type="string" calcext:value-type="string">
            <text:p>Tarefa: Atividade 01 - Infográfico Informacional (INDIVIDUAL) (Feedback)</text:p>
          </table:table-cell>
          <table:table-cell office:value-type="string" calcext:value-type="string">
            <text:p>Último download realizado neste curso.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luno Doi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luno2@ufabc.edu.b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béns!</text:p>
          </table:table-cell>
          <table:table-cell office:value-type="string" calcext:value-type="string">
            <text:p>1710945303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luno Tre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luno3@ufabc.edu.b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10945303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luno Quatro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luno4@ufabc.edu.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 jogar Sudoku, seu objetivo é preencher uma grade 9x9 com números de 1 a 9, garantindo que cada linha, coluna e região 3x3 contenha todos os números sem repetição. Você começa preenchendo os espaços vazios com números únicos, seguindo as regras do jogo. O desafio do Sudoku é resolver o quebra-cabeça de forma coerente, evitando contradições.</text:p>
          </table:table-cell>
          <table:table-cell office:value-type="string" calcext:value-type="string">
            <text:p>1710945303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luno Cinco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luno5@ufabc.edu.br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Para jogar Sudoku, seu objetivo é preencher uma grade 9x9 com números de 1 a 9, garantindo que cada linha, coluna e região 3x3 contenha todos os números sem repetição. Você começa preenchendo os espaços vazios com números únicos, seguindo as regras do jogo. O desafio do Sudoku é resolver o quebra-cabeça de forma coerente, evitando contradições.</text:p>
          </table:table-cell>
          <table:table-cell office:value-type="string" calcext:value-type="string">
            <text:p>1710945303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luno Sei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luno6@ufabc.edu.b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10945303</text:p>
          </table:table-cell>
        </table:table-row>
      </table:table>
      <table:named-expressions/>
      <table:database-ranges>
        <table:database-range table:name="__Anonymous_Sheet_DB__0" table:target-range-address="Notas.A1:Notas.I2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5-01-19">00/00/0000</text:date>, <text:time style:data-style-name="N2" text:time-value="08:20:26.30085608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2.2$MacOSX_X86_64 LibreOffice_project/8a45595d069ef5570103caea1b71cc9d82b2aae4</meta:generator>
    <meta:initial-creator>Francisco de Assis Zampirolli</meta:initial-creator>
    <meta:creation-date>2024-03-20T11:35:03</meta:creation-date>
    <dc:date>2025-01-19T08:20:49.199463263</dc:date>
    <meta:editing-duration>PT21M16S</meta:editing-duration>
    <meta:editing-cycles>12</meta:editing-cycles>
    <meta:document-statistic meta:table-count="1" meta:cell-count="52" meta:object-count="0"/>
  </office:meta>
</office:document-meta>
</file>